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839EBFB02D09F2D6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696cm" fo:min-width="3.92cm"/>
      <style:paragraph-properties style:writing-mode="lr-tb"/>
    </style:style>
    <style:style style:name="gr2" style:family="graphic" style:parent-style-name="objectwithoutfill">
      <style:graphic-properties draw:marker-end="Arrowheads_20_7" draw:marker-end-width="0.3cm" draw:fill="none" draw:textarea-vertical-align="middle"/>
    </style:style>
    <style:style style:name="gr3" style:family="graphic" style:parent-style-name="objectwithoutfill">
      <style:graphic-properties draw:stroke="dash" draw:stroke-dash="Double_20_Dash" draw:marker-end="Arrowheads_20_8" draw:marker-end-width="0.3cm" draw:fill="none" draw:textarea-vertical-align="middle"/>
    </style:style>
    <style:style style:name="gr4" style:family="graphic" style:parent-style-name="objectwithoutfill">
      <style:graphic-properties draw:stroke="dash" draw:stroke-dash="Double_20_Dash" draw:marker-end="Arrowheads_20_9" draw:marker-end-width="0.3cm" draw:fill="none" draw:textarea-vertical-align="middle"/>
    </style:style>
    <style:style style:name="gr5" style:family="graphic" style:parent-style-name="objectwithoutfill">
      <style:graphic-properties draw:marker-end="Arrowheads_20_10" draw:marker-end-width="0.3cm" draw:fill="none" draw:textarea-vertical-align="middle"/>
    </style:style>
    <style:style style:name="gr6" style:family="graphic" style:parent-style-name="objectwithoutfill">
      <style:graphic-properties draw:marker-end="Arrowheads_20_11" draw:marker-end-width="0.3cm" draw:fill="none" draw:textarea-vertical-align="middle"/>
    </style:style>
    <style:style style:name="gr7" style:family="graphic" style:parent-style-name="objectwithoutfill">
      <style:graphic-properties draw:marker-end="Arrowheads_20_12" draw:marker-end-width="0.3cm" draw:fill="none" draw:textarea-vertical-align="middle"/>
    </style:style>
    <style:style style:name="gr8" style:family="graphic" style:parent-style-name="objectwithoutfill">
      <style:graphic-properties draw:marker-start="Arrowheads_20_13" draw:marker-start-width="0.3cm" draw:marker-end="Arrowheads_20_14" draw:marker-end-width="0.3cm" draw:fill="none" draw:textarea-vertical-align="middle"/>
    </style:style>
    <style:style style:name="gr9" style:family="graphic" style:parent-style-name="objectwithoutfill">
      <style:graphic-properties draw:marker-end="Arrowheads_20_15" draw:marker-end-width="0.3cm" draw:fill="none" draw:textarea-vertical-align="middle"/>
    </style:style>
    <style:style style:name="gr10" style:family="graphic" style:parent-style-name="objectwithoutfill">
      <style:graphic-properties draw:marker-end="Arrowheads_20_16" draw:marker-end-width="0.3cm" draw:fill="none" draw:textarea-vertical-align="middle"/>
    </style:style>
    <style:style style:name="gr1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PlayerDriver" draw:style-name="gr1" draw:text-style-name="P2" xml:id="id1" draw:id="id1" draw:layer="layout" svg:width="6.25cm" svg:height="2.75cm" svg:x="5.75cm" svg:y="6.5cm">
          <text:p text:style-name="P1">PlayerDri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PlayerDriver 1" draw:style-name="gr1" draw:text-style-name="P2" xml:id="id3" draw:id="id3" draw:layer="layout" svg:width="6.25cm" svg:height="2.75cm" svg:x="2.25cm" svg:y="11.75cm">
          <text:p text:style-name="P1">PlayerDriver<text:line-break/>Phot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PlayerDriver 2" draw:style-name="gr1" draw:text-style-name="P2" xml:id="id4" draw:id="id4" draw:layer="layout" svg:width="6.25cm" svg:height="2.75cm" svg:x="10.25cm" svg:y="11.75cm">
          <text:p text:style-name="P1">PlayerDriver<text:line-break/>Stati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PlayerDriver 3" draw:style-name="gr1" draw:text-style-name="P2" xml:id="id7" draw:id="id7" draw:layer="layout" svg:width="6.25cm" svg:height="2.75cm" svg:x="5.75cm" svg:y="1.75cm">
          <text:p text:style-name="P1">GamePlay<text:line-break/>Manag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PlayerDriver 4" draw:style-name="gr1" draw:text-style-name="P2" xml:id="id5" draw:id="id5" draw:layer="layout" svg:width="6.25cm" svg:height="2.75cm" svg:x="2.25cm" svg:y="17.75cm">
          <text:p text:style-name="P1">PlayerAc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PlayerDriver 5" draw:style-name="gr1" draw:text-style-name="P2" xml:id="id6" draw:id="id6" draw:layer="layout" svg:width="6.25cm" svg:height="2.75cm" svg:x="10.25cm" svg:y="17.75cm">
          <text:p text:style-name="P1">PlayerActor<text:line-break/>Collis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xml:id="id2" draw:id="id2" draw:layer="layout" svg:x1="8.875cm" svg:y1="9.25cm" svg:x2="8.875cm" svg:y2="9.25cm" draw:start-shape="id1" draw:start-glue-point="8" draw:end-shape="id1" draw:end-glue-point="8" svg:d="M8875 9250z" svg:viewBox="0 0 1 1">
          <text:p/>
        </draw:connector>
        <draw:connector draw:style-name="gr3" draw:text-style-name="P3" draw:layer="layout" draw:type="line" svg:x1="8.875cm" svg:y1="9.25cm" svg:x2="5.375cm" svg:y2="11.75cm" draw:start-shape="id2" draw:start-glue-point="0" draw:end-shape="id3" draw:end-glue-point="4" svg:d="M8875 9250l-3500 2500" svg:viewBox="0 0 3501 2501">
          <text:p/>
        </draw:connector>
        <draw:connector draw:style-name="gr4" draw:text-style-name="P3" draw:layer="layout" draw:type="line" svg:x1="8.875cm" svg:y1="9.25cm" svg:x2="13.375cm" svg:y2="11.75cm" draw:start-shape="id2" draw:start-glue-point="0" draw:end-shape="id4" draw:end-glue-point="4" svg:d="M8875 9250l4500 2500" svg:viewBox="0 0 4501 2501">
          <text:p/>
        </draw:connector>
        <draw:connector draw:style-name="gr5" draw:text-style-name="P3" draw:layer="layout" draw:type="line" svg:x1="5.375cm" svg:y1="14.5cm" svg:x2="5.375cm" svg:y2="17.75cm" draw:start-shape="id3" draw:start-glue-point="8" draw:end-shape="id5" draw:end-glue-point="4" svg:d="M5375 14500v3250" svg:viewBox="0 0 1 3251">
          <text:p/>
        </draw:connector>
        <draw:connector draw:style-name="gr6" draw:text-style-name="P3" draw:layer="layout" draw:type="line" svg:x1="13.375cm" svg:y1="14.5cm" svg:x2="5.375cm" svg:y2="17.75cm" draw:start-shape="id4" draw:start-glue-point="8" draw:end-shape="id5" draw:end-glue-point="4" svg:d="M13375 14500l-8000 3250" svg:viewBox="0 0 8001 3251">
          <text:p/>
        </draw:connector>
        <draw:connector draw:style-name="gr7" draw:text-style-name="P3" draw:layer="layout" draw:type="line" svg:x1="8.5cm" svg:y1="19.125cm" svg:x2="10.25cm" svg:y2="19.125cm" draw:start-shape="id5" draw:start-glue-point="10" draw:end-shape="id6" draw:end-glue-point="6" svg:d="M8500 19125h1750" svg:viewBox="0 0 1751 1">
          <text:p/>
        </draw:connector>
        <draw:connector draw:style-name="gr8" draw:text-style-name="P3" draw:layer="layout" draw:type="line" svg:x1="8.875cm" svg:y1="4.5cm" svg:x2="8.875cm" svg:y2="6.5cm" draw:start-shape="id7" draw:start-glue-point="8" draw:end-shape="id1" draw:end-glue-point="4" svg:d="M8875 4500v2000" svg:viewBox="0 0 1 2001">
          <text:p/>
        </draw:connector>
        <draw:connector draw:style-name="gr9" draw:text-style-name="P3" draw:layer="layout" draw:line-skew="0.248cm" svg:x1="16.5cm" svg:y1="19.125cm" svg:x2="12cm" svg:y2="7.875cm" draw:start-shape="id6" draw:start-glue-point="10" draw:end-shape="id1" draw:end-glue-point="10" svg:d="M16500 19125h750v-11250h-5250" svg:viewBox="0 0 5251 11251">
          <text:p/>
        </draw:connector>
        <draw:custom-shape draw:name="PlayerDriver 6" draw:style-name="gr1" draw:text-style-name="P2" xml:id="id8" draw:id="id8" draw:layer="layout" svg:width="6.25cm" svg:height="2.75cm" svg:x="13.25cm" svg:y="1.75cm">
          <text:p text:style-name="P1">PlayerInput<text:line-break/>Handl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3" draw:layer="layout" draw:type="line" svg:x1="14.165cm" svg:y1="4.098cm" svg:x2="11.085cm" svg:y2="6.902cm" draw:start-shape="id8" draw:start-glue-point="7" draw:end-shape="id1" draw:end-glue-point="11" svg:d="M14165 4098l-3080 2804" svg:viewBox="0 0 3081 2805">
          <text:p/>
        </draw:connector>
        <draw:custom-shape draw:name="PlayerDriver 7" draw:style-name="gr1" draw:text-style-name="P2" xml:id="id10" draw:id="id10" draw:layer="layout" svg:width="6.25cm" svg:height="2.75cm" svg:x="10.25cm" svg:y="21.5cm">
          <text:p text:style-name="P1">PlayerAc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PlayerDriver 8" draw:style-name="gr1" draw:text-style-name="P2" xml:id="id12" draw:id="id12" draw:layer="layout" svg:width="6.25cm" svg:height="2.75cm" svg:x="10.75cm" svg:y="22.25cm">
          <text:p text:style-name="P1">PlayerAc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PlayerDriver 9" draw:style-name="gr1" draw:text-style-name="P2" xml:id="id14" draw:id="id14" draw:layer="layout" svg:width="6.25cm" svg:height="2.75cm" svg:x="11.25cm" svg:y="23.25cm">
          <text:p text:style-name="P1">PlayerAc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PlayerDriver 10" draw:style-name="gr1" draw:text-style-name="P2" xml:id="id9" draw:id="id9" draw:layer="layout" svg:width="6.25cm" svg:height="2.75cm" svg:x="2.25cm" svg:y="21.5cm">
          <text:p text:style-name="P1">PlayerDri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PlayerDriver 11" draw:style-name="gr1" draw:text-style-name="P2" xml:id="id11" draw:id="id11" draw:layer="layout" svg:width="6.25cm" svg:height="2.75cm" svg:x="2.75cm" svg:y="22.25cm">
          <text:p text:style-name="P1">PlayerDri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PlayerDriver 12" draw:style-name="gr1" draw:text-style-name="P2" xml:id="id13" draw:id="id13" draw:layer="layout" svg:width="6.25cm" svg:height="2.75cm" svg:x="3.25cm" svg:y="23.25cm">
          <text:p text:style-name="P1">PlayerDri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3" draw:layer="layout" svg:x1="2.25cm" svg:y1="13.125cm" svg:x2="2.25cm" svg:y2="22.875cm" draw:start-shape="id3" draw:start-glue-point="6" draw:end-shape="id9" svg:d="M2250 13125h-501v9750h501" svg:viewBox="0 0 502 9751">
          <text:p/>
        </draw:connector>
        <draw:connector draw:style-name="gr12" draw:text-style-name="P3" draw:layer="layout" draw:type="line" svg:x1="8.5cm" svg:y1="22.875cm" svg:x2="10.25cm" svg:y2="22.875cm" draw:start-shape="id9" draw:start-glue-point="10" draw:end-shape="id10" draw:end-glue-point="6" svg:d="M8500 22875h1750" svg:viewBox="0 0 1751 1">
          <text:p/>
        </draw:connector>
        <draw:connector draw:style-name="gr12" draw:text-style-name="P3" draw:layer="layout" draw:type="line" svg:x1="9cm" svg:y1="23.625cm" svg:x2="10.75cm" svg:y2="23.625cm" draw:start-shape="id11" draw:start-glue-point="10" draw:end-shape="id12" draw:end-glue-point="6" svg:d="M9000 23625h1750" svg:viewBox="0 0 1751 1">
          <text:p/>
        </draw:connector>
        <draw:connector draw:style-name="gr12" draw:text-style-name="P3" draw:layer="layout" draw:type="line" svg:x1="9.5cm" svg:y1="24.625cm" svg:x2="11.25cm" svg:y2="24.625cm" draw:start-shape="id13" draw:start-glue-point="10" draw:end-shape="id14" draw:end-glue-point="6" svg:d="M9500 24625h1750" svg:viewBox="0 0 1751 1">
          <text:p/>
        </draw:connector>
        <draw:line draw:style-name="gr13" draw:text-style-name="P3" draw:layer="layout" svg:x1="1cm" svg:y1="21cm" svg:x2="20cm" svg:y2="21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" draw:style="rect" draw:dots1="1" draw:dots1-length="300%" draw:distance="100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i" fo:country="F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ash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05T18:20:00.285000000</meta:creation-date>
    <dc:date>2022-06-06T10:37:13.121000000</dc:date>
    <meta:editing-duration>PT19M6S</meta:editing-duration>
    <meta:editing-cycles>4</meta:editing-cycles>
    <meta:generator>LibreOffice/7.2.2.2$Windows_X86_64 LibreOffice_project/02b2acce88a210515b4a5bb2e46cbfb63fe97d56</meta:generator>
    <meta:document-statistic meta:object-count="27"/>
  </office:meta>
</office:document-meta>
</file>